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B1" style:family="table-cell">
      <style:table-cell-properties fo:padding="0.097cm" fo:border="none"/>
    </style:style>
    <style:style style:name="Tabla2.A2" style:family="table-cell">
      <style:table-cell-properties fo:background-color="#dddddd" fo:padding="0.097cm" fo:border-left="0.002cm solid #000000" fo:border-right="0.002cm solid #000000" fo:border-top="none" fo:border-bottom="none">
        <style:background-image/>
      </style:table-cell-properties>
    </style:style>
    <style:style style:name="Tabla2.A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985cm" style:rel-column-width="19202*"/>
    </style:style>
    <style:style style:name="Tableau1.B" style:family="table-column">
      <style:table-column-properties style:column-width="2.224cm" style:rel-column-width="8570*"/>
    </style:style>
    <style:style style:name="Tableau1.C" style:family="table-column">
      <style:table-column-properties style:column-width="2.224cm" style:rel-column-width="8569*"/>
    </style:style>
    <style:style style:name="Tableau1.E" style:family="table-column">
      <style:table-column-properties style:column-width="2.506cm" style:rel-column-width="9654*"/>
    </style:style>
    <style:style style:name="Tableau1.F" style:family="table-column">
      <style:table-column-properties style:column-width="2.847cm" style:rel-column-width="10970*"/>
    </style:style>
    <style:style style:name="Tableau1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00458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="none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86cm" style:rel-column-width="16511*"/>
    </style:style>
    <style:style style:name="Tabla5.B" style:family="table-column">
      <style:table-column-properties style:column-width="12.726cm" style:rel-column-width="49024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Default_20_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style:font-size-asian="10pt" style:font-size-complex="10pt"/>
    </style:style>
    <style:style style:name="P14" style:family="paragraph" style:parent-style-name="Default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Default_20_Text">
      <style:text-properties style:font-name="Times New Roman" fo:font-size="12pt" style:font-size-asian="12pt" style:font-size-complex="12pt"/>
    </style:style>
    <style:style style:name="P16" style:family="paragraph" style:parent-style-name="Default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19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1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3" style:family="paragraph" style:parent-style-name="Table_20_Contents">
      <style:text-properties style:font-name="Times New Roman"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style-asian="italic" style:font-weight-asian="bold" style:font-style-complex="italic" style:font-weight-complex="bold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026cm" svg:y="-1.231cm" svg:width="4.216cm" svg:height="1.221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Señores:</text:p>
          </table:table-cell>
          <table:table-cell table:style-name="Tabla2.B1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4">CARTONES VILLA MARINA S.A.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2" office:value-type="string">
            <text:p text:style-name="P12">Atención: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4" office:value-type="string">
            <text:p text:style-name="P12">Srta. </text:p>
          </table:table-cell>
          <table:table-cell table:style-name="Tabla2.B1" office:value-type="string">
            <text:p text:style-name="P6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>Fecha: <text:span text:style-name="T1">07/10/2021</text:span>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table:number-columns-spanned="2" office:value-type="string">
            <text:p text:style-name="P7">Orden de Compra N°: OC-GA21-0004</text:p>
          </table:table-cell>
          <table:covered-table-cell/>
        </table:table-row>
      </table:table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8">Descripción</text:p>
            </table:table-cell>
            <table:table-cell table:style-name="Tableau1.A1" office:value-type="string">
              <text:p text:style-name="P18">Test</text:p>
            </table:table-cell>
            <table:table-cell table:style-name="Tableau1.A1" office:value-type="string">
              <text:p text:style-name="P18">Tipo <text:s/>Impresión</text:p>
            </table:table-cell>
            <table:table-cell table:style-name="Tableau1.A1" office:value-type="string">
              <text:p text:style-name="P18">Cantidad</text:p>
            </table:table-cell>
            <table:table-cell table:style-name="Tableau1.A1" office:value-type="string">
              <text:p text:style-name="P18">Precio Unitario</text:p>
            </table:table-cell>
            <table:table-cell table:style-name="Tableau1.F1" office:value-type="string">
              <text:p text:style-name="P18">Total ($) </text:p>
              <text:p text:style-name="P18">USD</text:p>
            </table:table-cell>
          </table:table-row>
        </table:table-header-rows>
        <table:table-row>
          <table:table-cell table:style-name="Tableau1.A2" office:value-type="string">
            <text:p text:style-name="P8">CAJA DE POLLO BB KRAFT CON IMPRESION Impresión con el logotipo Genética Avícola (Test:250, Tipo impresión: FLEXO DIMENSIONES cm: Largo: 62.10 Ancho:45.90 Alto: 14.30</text:p>
            <text:p text:style-name="P8"/>
            <text:p text:style-name="P8"/>
            <text:p text:style-name="P8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Flexo</text:p>
          </table:table-cell>
          <table:table-cell table:style-name="Tableau1.A2" office:value-type="string">
            <text:p text:style-name="P9">2000</text:p>
          </table:table-cell>
          <table:table-cell table:style-name="Tableau1.A2" office:value-type="string">
            <text:p text:style-name="P9">1.245</text:p>
          </table:table-cell>
          <table:table-cell table:style-name="Tableau1.F2" office:value-type="string">
            <text:p text:style-name="P10">2490</text:p>
            <text:p text:style-name="P10"/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2" office:value-type="string">
            <text:p text:style-name="P1">Total ($) USD</text:p>
          </table:table-cell>
          <table:table-cell table:style-name="Tableau1.F2" office:value-type="string">
            <text:p text:style-name="P4">2490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Forma de Pago:</text:p>
          </table:table-cell>
          <table:table-cell table:style-name="Tabla5.B1" office:value-type="string">
            <text:p text:style-name="P15">Factura Electrónica Negociable - Al Credito</text:p>
          </table:table-cell>
        </table:table-row>
      </table:table>
      <text:p text:style-name="Standard"/>
      <text:p text:style-name="Standard"><text:span text:style-name="T2">EL PRECIO NO INCLUYE EL I.G.V. 18%</text:span> </text:p>
      <text:p text:style-name="Standard"/>
      <text:p text:style-name="P5">FACTURAR A NOMBRE DE:</text:p>
      <text:p text:style-name="P5">GENETICA AVICOLA EIRL</text:p>
      <text:p text:style-name="P5">RUC N° 20552768460</text:p>
      <text:p text:style-name="P5">AV. JAPON MZ. “C” LT. 18 URB. LOS JAZMINES – CALLAO.</text:p>
      <text:p text:style-name="Standard"><text:span text:style-name="T2">CORREO: </text:span><text:a xlink:type="simple" xlink:href="mailto:genetica_avicola@hotmail.com" text:style-name="Internet_20_link" text:visited-style-name="Visited_20_Internet_20_Link"><text:span text:style-name="T2">genetica_avicola@hotmail.com</text:span></text:a></text:p>
      <text:p text:style-name="P5">TLFS. 5746313 / 994 355 819</text:p>
      <text:p text:style-name="Standard"/>
      <text:p text:style-name="Standard"/>
      <text:p text:style-name="Standard">Atte.</text:p>
      <text:p text:style-name="Standard">MARY LUZ OCHOA</text:p>
      <text:p text:style-name="Standard">CEL.: 994 355 819</text:p>
      <text:p text:style-name="Standard"/>
      <text:p text:style-name="Standard"/>
      <text:p text:style-name="Standard"/>
      <text:p text:style-name="P19">AV. ALEJANDRO BERTELLO MZ. C LT. 18 URB. LOS JAZMINES 4TA.ETAPA. CALLAO.</text:p>
      <text:p text:style-name="P19">E-mail: <text:a xlink:type="simple" xlink:href="mailto:comercial@geneticaavicola.com" text:style-name="Internet_20_link" text:visited-style-name="Visited_20_Internet_20_Link">comercial@geneticaavicola.com</text:a> <text:s/>// <text:s/><text:a xlink:type="simple" xlink:href="mailto:genetica_avicola@hotmail.com" text:style-name="Internet_20_link" text:visited-style-name="Visited_20_Internet_20_Link">genetica_avicola@hotmail.com</text:a> <text:s/>// <text:s/><text:a xlink:type="simple" xlink:href="http://www.geneticaavicola.com/" text:style-name="Internet_20_link" text:visited-style-name="Visited_20_Internet_20_Link">www.geneticaavicola.com</text:a></text:p>
      <text:p text:style-name="P19">Telefono: (01) 574-6313 <text:s/>/ <text:s/>955 786 826 <text:s/>/ <text:s text:c="2"/>994 355 8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1:13:45</dc:date>
    <meta:editing-duration>P15DT18H56M26S</meta:editing-duration>
    <meta:editing-cycles>34</meta:editing-cycles>
    <meta:generator>OpenOffice/4.1.10$Win32 OpenOffice.org_project/4110m2$Build-9807</meta:generator>
    <meta:document-statistic meta:table-count="4" meta:image-count="1" meta:object-count="0" meta:page-count="1" meta:paragraph-count="39" meta:word-count="120" meta:character-count="880"/>
  </office:meta>
</office:document-meta>
</file>